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331f" officeooo:paragraph-rsid="001d331f"/>
    </style:style>
    <style:style style:name="P2" style:family="paragraph" style:parent-style-name="Standard">
      <style:text-properties officeooo:rsid="001d331f" officeooo:paragraph-rsid="001da1d8"/>
    </style:style>
    <style:style style:name="P3" style:family="paragraph" style:parent-style-name="Standard">
      <style:text-properties officeooo:rsid="001da1d8" officeooo:paragraph-rsid="001da1d8"/>
    </style:style>
    <style:style style:name="P4" style:family="paragraph" style:parent-style-name="Standard">
      <style:text-properties officeooo:rsid="001db750" officeooo:paragraph-rsid="001db750"/>
    </style:style>
    <style:style style:name="P5" style:family="paragraph" style:parent-style-name="Standard">
      <style:paragraph-properties fo:break-before="page"/>
      <style:text-properties fo:font-size="22pt" fo:font-weight="bold" officeooo:rsid="001db750" officeooo:paragraph-rsid="001db750" style:font-size-asian="22pt" style:font-weight-asian="bold" style:font-size-complex="22pt" style:font-weight-complex="bold"/>
    </style:style>
    <style:style style:name="P6" style:family="paragraph" style:parent-style-name="Table_20_Contents">
      <style:text-properties officeooo:rsid="001fd289" officeooo:paragraph-rsid="001fd289"/>
    </style:style>
    <style:style style:name="P7" style:family="paragraph" style:parent-style-name="Table_20_Contents">
      <style:text-properties officeooo:rsid="00201b16" officeooo:paragraph-rsid="00201b16"/>
    </style:style>
    <style:style style:name="P8" style:family="paragraph" style:parent-style-name="Standard">
      <style:text-properties officeooo:rsid="001ecf29" officeooo:paragraph-rsid="001ecf29"/>
    </style:style>
    <style:style style:name="P9" style:family="paragraph" style:parent-style-name="Standard">
      <style:text-properties officeooo:paragraph-rsid="001ecf29"/>
    </style:style>
    <style:style style:name="P10" style:family="paragraph" style:parent-style-name="Standard">
      <style:text-properties officeooo:rsid="001f3878" officeooo:paragraph-rsid="001f3878"/>
    </style:style>
    <style:style style:name="P11" style:family="paragraph" style:parent-style-name="Standard">
      <style:text-properties officeooo:rsid="001fd289" officeooo:paragraph-rsid="001fd289"/>
    </style:style>
    <style:style style:name="T1" style:family="text">
      <style:text-properties officeooo:rsid="001da1d8"/>
    </style:style>
    <style:style style:name="T2" style:family="text">
      <style:text-properties officeooo:rsid="001f3878"/>
    </style:style>
    <style:style style:name="T3" style:family="text">
      <style:text-properties officeooo:rsid="001ecf29"/>
    </style:style>
    <style:style style:name="T4" style:family="text">
      <style:text-properties fo:font-weight="normal" style:font-weight-asian="normal" style:font-weight-complex="normal"/>
    </style:style>
    <style:style style:name="T5" style:family="text">
      <style:text-properties officeooo:rsid="001fd2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rapport d’étonnement</text:p>
      <text:p text:style-name="P1">Le jour d’arrivé = le jour de la soutenance</text:p>
      <text:p text:style-name="P1">Première impression → contact avec vous</text:p>
      <text:p text:style-name="P2">26 mars : job dating 7-8-9 CV + portfolio <text:s/>venir avec le calendrier d’alternance</text:p>
      <text:p text:style-name="P2"/>
      <text:p text:style-name="P2"/>
      <text:p text:style-name="P2"><text:span text:style-name="T1">le cours de l or entre 2025 2026</text:span></text:p>
      <text:p text:style-name="P2"/>
      <text:p text:style-name="P2"><text:span text:style-name="T1">l agentivity</text:span></text:p>
      <text:p text:style-name="P2"/>
      <text:p text:style-name="P2"><text:span text:style-name="T1">Arhur grimonton</text:span></text:p>
      <text:p text:style-name="P2"><text:s/></text:p>
      <text:p text:style-name="P3">le post verite</text:p>
      <text:p text:style-name="P3"/>
      <text:p text:style-name="P3">le deli de faciès</text:p>
      <text:p text:style-name="P3"/>
      <text:p text:style-name="P3">AI act</text:p>
      <text:p text:style-name="P3"/>
      <text:p text:style-name="P3">les sargasses</text:p>
      <text:p text:style-name="P3"/>
      <text:p text:style-name="P3">le Vatican</text:p>
      <text:p text:style-name="P3"/>
      <text:p text:style-name="P3">quanon</text:p>
      <text:p text:style-name="P3"/>
      <text:p text:style-name="P3">les rohingyas</text:p>
      <text:p text:style-name="P3"/>
      <text:p text:style-name="P3">Villemote read astings junior</text:p>
      <text:p text:style-name="P3"/>
      <text:p text:style-name="P3"/>
      <text:p text:style-name="P3"/>
      <text:p text:style-name="P4"/>
      <text:p text:style-name="P5">rapport d’étonnement sur les sargas<text:span text:style-name="T2">ses</text:span></text:p>
      <text:p text:style-name="P4"/>
      <text:p text:style-name="P4"/>
      <text:p text:style-name="P4"/>
      <table:table table:name="Tableau1" table:style-name="Tableau1">
        <table:table-column table:style-name="Tableau1.A" table:number-columns-repeated="2"/>
        <table:table-row>
          <table:table-cell table:style-name="Tableau1.A1" office:value-type="string">
            <text:p text:style-name="P6">Nom de l’entreprise </text:p>
          </table:table-cell>
          <table:table-cell table:style-name="Tableau1.B1" office:value-type="string">
            <text:p text:style-name="P6">IUT UMLP</text:p>
          </table:table-cell>
        </table:table-row>
        <table:table-row>
          <table:table-cell table:style-name="Tableau1.A2" office:value-type="string">
            <text:p text:style-name="P6">Nom de l’auteur </text:p>
          </table:table-cell>
          <table:table-cell table:style-name="Tableau1.B2" office:value-type="string">
            <text:p text:style-name="P6">Gabin DI GUSTO</text:p>
          </table:table-cell>
        </table:table-row>
        <table:table-row>
          <table:table-cell table:style-name="Tableau1.A2" office:value-type="string">
            <text:p text:style-name="P6">Sujet </text:p>
          </table:table-cell>
          <table:table-cell table:style-name="Tableau1.B2" office:value-type="string">
            <text:p text:style-name="P6">La problématique des sargasses</text:p>
          </table:table-cell>
        </table:table-row>
        <table:table-row>
          <table:table-cell table:style-name="Tableau1.A2" office:value-type="string">
            <text:p text:style-name="P6">Pour qui ? </text:p>
          </table:table-cell>
          <table:table-cell table:style-name="Tableau1.B2" office:value-type="string">
            <text:p text:style-name="P6">Usage publique </text:p>
          </table:table-cell>
        </table:table-row>
        <table:table-row>
          <table:table-cell table:style-name="Tableau1.A2" office:value-type="string">
            <text:p text:style-name="P7">Date </text:p>
          </table:table-cell>
          <table:table-cell table:style-name="Tableau1.B2" office:value-type="string">
            <text:p text:style-name="P7">27/01/2026</text:p>
          </table:table-cell>
        </table:table-row>
      </table:table>
      <text:p text:style-name="P4"/>
      <text:p text:style-name="P4"/>
      <text:p text:style-name="P4"/>
      <text:p text:style-name="P4">les sargasses sont des algues brune qui flottent a la surface de la mer. Elle viennent de la mer des sargasses. Depuis 2010 elles arrivent en masse sur les cotes de Martinique</text:p>
      <text:p text:style-name="P4">quand elles s’échouent sur les plages ces algues pourrissent, dégagent une forte odeur d’œuf pourri , dégagent des gaz toxiques comme le sulfure d’hydrogène. Ç<text:span text:style-name="T3">a</text:span> abîme les plages et la vie marine.</text:p>
      <text:p text:style-name="P4"/>
      <text:p text:style-name="P8">Ce qui m’a étonné dans un premier temps c’est la distance entre la mer des sargasses et les cotes de Martinique qui est d’environ 4000 a 5000 km. Donc les sargasses ce déplacent grâce aux courants marins.</text:p>
      <text:p text:style-name="P8"/>
      <text:p text:style-name="P9"><text:span text:style-name="T3">Seulement les sargasses on toujours existé, tout comme les courants Marins . Donc pourquoi les sargasses sont devenu un problème en 2010 si elles ont toujours existé. La cause c’est que a cause du passage de l’Homme (</text:span>Pollution agricole, <text:span text:style-name="Strong_20_Emphasis"><text:span text:style-name="T4">Eaux usées mal traitées</text:span></text:span> , Réchauffement climatique <text:span text:style-name="T3">) la prolifération de ces algues est devenue affolante.</text:span></text:p>
      <text:p text:style-name="P9"/>
      <text:p text:style-name="P10">Cette algues est extrêmement utile elle abrite de nombreux écosystème marin mais quand elles s’échouent a cause des courant elles deviennent toxiques. Elles sont aussi dangereuse qu’utile </text:p>
      <text:p text:style-name="P10"/>
      <text:p text:style-name="P10">Cette espèce d’algue n’a pas besoin du fond marin, elle n’a pas besoin de s’enraciner pour vivre ce qui est rare pour une plante</text:p>
      <text:p text:style-name="P10"/>
      <text:p text:style-name="P10"/>
      <text:p text:style-name="P11">Donc ces algues représentent un danger réel pour les plages de Martinique et ses habitants. </text:p>
      <text:p text:style-name="P10">Malheureusement on ne peut pas régler le problème des sargasses aussi simplement. On ne peut pas éliminer l’espèce car elle est trop utile, on ne peut pas supprimer les courants marins car c’est impossible a faire . La seul chose a faire selon moi et de prévenir sur les dangers de cette algues. De réduire la pollution pour réduire la prolifération de ces plantes. <text:span text:style-name="T5">Ou pourquoi pas agir en mer, en effet mettre en des barrages flottants au large pour empêcher les algues d’atteindre les cote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7T11:31:31.136966300</meta:creation-date>
    <dc:date>2026-01-27T12:48:14.073881900</dc:date>
    <meta:editing-duration>PT10M12S</meta:editing-duration>
    <meta:editing-cycles>2</meta:editing-cycles>
    <meta:generator>LibreOffice/25.8.4.2$Windows_X86_64 LibreOffice_project/290daaa01b999472f0c7a3890eb6a550fd74c6df</meta:generator>
    <meta:document-statistic meta:table-count="1" meta:image-count="0" meta:object-count="0" meta:page-count="2" meta:paragraph-count="35" meta:word-count="400" meta:character-count="2345" meta:non-whitespace-character-count="1968"/>
  </office:meta>
</office:document-meta>
</file>